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3.44cm"/>
        </style:tab-stops>
      </style:paragraph-properties>
      <style:text-properties fo:font-size="14pt" fo:font-style="italic" fo:font-weight="normal" officeooo:rsid="000f0eb2" officeooo:paragraph-rsid="000f0eb2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 Narrow" fo:font-size="15pt" fo:font-weight="bold" officeooo:rsid="000f0eb2" officeooo:paragraph-rsid="000f0eb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 Narrow" fo:font-size="18pt" fo:font-weight="bold" officeooo:rsid="000f0eb2" officeooo:paragraph-rsid="000f0eb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 Narrow" fo:font-size="14pt" fo:font-style="normal" fo:font-weight="normal" officeooo:rsid="000f0eb2" officeooo:paragraph-rsid="000f0eb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5pt" fo:font-style="normal" fo:font-weight="normal" officeooo:rsid="000f0eb2" officeooo:paragraph-rsid="000f0eb2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5pt" fo:font-style="normal" fo:font-weight="normal" officeooo:rsid="0010d6e4" officeooo:paragraph-rsid="0010d6e4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5pt" fo:font-style="normal" fo:font-weight="bold" officeooo:rsid="0010d6e4" officeooo:paragraph-rsid="0010d6e4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5pt" fo:font-style="normal" fo:font-weight="bold" officeooo:rsid="00111783" officeooo:paragraph-rsid="00111783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5pt" fo:font-style="italic" fo:font-weight="normal" officeooo:rsid="000f0eb2" officeooo:paragraph-rsid="000f0eb2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4pt" fo:font-style="normal" fo:font-weight="normal" officeooo:rsid="000f0eb2" officeooo:paragraph-rsid="000f0eb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0f0eb2"/>
    </style:style>
    <style:style style:name="P12" style:family="paragraph" style:parent-style-name="Standard">
      <style:paragraph-properties fo:text-align="center" style:justify-single-word="false"/>
      <style:text-properties style:font-name="Liberation Sans Narrow" fo:font-size="18pt" fo:font-weight="bold" officeooo:rsid="00134d18" officeooo:paragraph-rsid="00134d18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style:font-name="Liberation Sans Narrow" fo:font-size="15pt" fo:font-style="normal" fo:font-weight="normal" officeooo:rsid="000f0eb2" officeooo:paragraph-rsid="00134d18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5pt" fo:font-style="normal" fo:font-weight="normal" officeooo:rsid="000f0eb2" officeooo:paragraph-rsid="00134d18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5pt" fo:font-style="normal" fo:font-weight="normal" officeooo:rsid="0010d6e4" officeooo:paragraph-rsid="00134d18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style:font-name="Liberation Sans Narrow" fo:font-size="14pt" fo:font-style="normal" fo:font-weight="normal" officeooo:rsid="00111783" officeooo:paragraph-rsid="0011178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4pt" fo:font-style="normal" fo:font-weight="normal" officeooo:rsid="0011813d" officeooo:paragraph-rsid="0011813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 Narrow" fo:font-size="14pt" fo:font-style="normal" fo:font-weight="normal" officeooo:rsid="000f0eb2" officeooo:paragraph-rsid="00134d1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f0eb2"/>
    </style:style>
    <style:style style:name="T2" style:family="text">
      <style:text-properties officeooo:rsid="0010d6e4"/>
    </style:style>
    <style:style style:name="T3" style:family="text">
      <style:text-properties officeooo:rsid="001110c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text-underline-style="none" fo:font-weight="normal" officeooo:rsid="00111783" style:font-size-asian="12pt" style:font-weight-asian="normal" style:font-size-complex="12pt" style:font-weight-complex="normal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111783" style:font-size-asian="18pt" style:font-weight-asian="bold" style:font-size-complex="18pt" style:font-weight-complex="bold"/>
    </style:style>
    <style:style style:name="T9" style:family="text">
      <style:text-properties fo:font-size="18pt" style:text-underline-style="none" fo:font-weight="normal" officeooo:rsid="00111783" style:font-size-asian="18pt" style:font-weight-asian="normal" style:font-size-complex="18pt" style:font-weight-complex="normal"/>
    </style:style>
    <style:style style:name="T10" style:family="text">
      <style:text-properties officeooo:rsid="0011813d"/>
    </style:style>
    <style:style style:name="T11" style:family="text">
      <style:text-properties officeooo:rsid="00134d18"/>
    </style:style>
    <style:style style:name="T12" style:family="text">
      <style:text-properties fo:font-size="15pt" officeooo:rsid="00134d18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OUIZA</text:p>
      <text:p text:style-name="P3">Server Deployment Details</text:p>
      <text:p text:style-name="P2"/>
      <text:p text:style-name="P5"><text:span text:style-name="T5">Main directory <text:s text:c="2"/>:-</text:span> <text:s/>/var/<text:span text:style-name="T11">louiza</text:span> </text:p>
      <text:p text:style-name="P14"><text:span text:style-name="T5">Source code :-</text:span> <text:s/>/var/<text:span text:style-name="T11">louiza</text:span>/stacks</text:p>
      <text:p text:style-name="P14"><text:span text:style-name="T5">Configuration and setup :-</text:span> <text:s/>/var/<text:span text:style-name="T11">louiza</text:span>/setup</text:p>
      <text:p text:style-name="P9"/>
      <text:p text:style-name="P11"><text:span text:style-name="T7">Docker</text:span><text:span text:style-name="T8"> </text:span><text:span text:style-name="T9"><text:s/></text:span><text:span text:style-name="T6">(using docker swarm)</text:span></text:p>
      <text:p text:style-name="P15"><text:span text:style-name="T5">Docker-compose file :-</text:span> <text:span text:style-name="T1">/var/</text:span><text:span text:style-name="T11">louiza</text:span><text:span text:style-name="T1">/setup/docker/</text:span>docker-compose.yml</text:p>
      <text:p text:style-name="P6"/>
      <text:list xml:id="list3315906270" text:style-name="L1">
        <text:list-item>
          <text:p text:style-name="P13"><text:span text:style-name="T5">Python docker image:- </text:span>/var/<text:span text:style-name="T11">louiza</text:span>/setup/docker/<text:span text:style-name="T3">commission/Dockerfile</text:span></text:p>
        </text:list-item>
        <text:list-item>
          <text:p text:style-name="P13"><text:span text:style-name="T5">Laravel docker image:- </text:span><text:s/>/var/<text:span text:style-name="T11">louiza</text:span>/setup/docker/<text:span text:style-name="T3">admin/Dockerfile</text:span></text:p>
        </text:list-item>
        <text:list-item>
          <text:p text:style-name="P13"><text:span text:style-name="T5">Node docker image:-</text:span> <text:s/>/var/<text:span text:style-name="T11">louiza</text:span>/stacks/<text:span text:style-name="T2">user-backend/Dockerfile</text:span></text:p>
        </text:list-item>
      </text:list>
      <text:p text:style-name="P5"/>
      <text:p text:style-name="P7">Cron jobs:- <text:span text:style-name="T4"><text:s/>(crontab -e)</text:span></text:p>
      <text:p text:style-name="P15"><text:s/><text:span text:style-name="T1">/var/</text:span><text:span text:style-name="T11">louiza</text:span><text:span text:style-name="T1">/setup/</text:span>cronjobs <text:s text:c="2"/>(bash files)</text:p>
      <text:p text:style-name="P6"/>
      <text:p text:style-name="P7">Database backup:-</text:p>
      <text:p text:style-name="P15"><text:s/><text:span text:style-name="T1">/var/</text:span><text:span text:style-name="T11">louiza</text:span><text:span text:style-name="T1">/setup/</text:span>backup <text:s text:c="2"/>(daily backup)</text:p>
      <text:p text:style-name="P6"/>
      <text:p text:style-name="P8">Stacks:-</text:p>
      <text:list xml:id="list3499266675" text:style-name="L2">
        <text:list-item>
          <text:p text:style-name="P16">Python (port : 8009, <text:s/><text:span text:style-name="T10">using celery for background job scheduler</text:span>)</text:p>
        </text:list-item>
        <text:list-item>
          <text:p text:style-name="P16">Laravel (port : 8080 <text:s text:c="2"/>through nginx)</text:p>
        </text:list-item>
        <text:list-item>
          <text:p text:style-name="P16">Node (port : 5000 through nginx)</text:p>
        </text:list-item>
        <text:list-item>
          <text:p text:style-name="P16">Redis (port : 8009)</text:p>
        </text:list-item>
        <text:list-item>
          <text:p text:style-name="P16">MySQL (port : 8001)</text:p>
        </text:list-item>
      </text:list>
      <text:p text:style-name="P10"/>
      <text:p text:style-name="P17">Note : nginx is running inside docker with service name webserver, serving <text:tab/>ports 80 for user side, 8080 for admin side (Laravel) and reverse proxy to node <text:tab/>(port 5000).</text:p>
      <text:p text:style-name="P18"><text:span text:style-name="T10">Configuration file for nginx : </text:span>/var/<text:span text:style-name="T12">louiza</text:span>/setup/<text:span text:style-name="T10">nginx/app.conf.</text:span></text:p>
      <text:p text:style-name="P17">All volume mapping for docker is setup in docker-compose.yml file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16:33:17.283065525</meta:creation-date>
    <dc:date>2024-02-07T11:40:00.613093179</dc:date>
    <meta:editing-duration>PT16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33" meta:character-count="1044" meta:non-whitespace-character-count="921"/>
  </office:meta>
</office:document-meta>
</file>